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Heading_20_1">
      <style:text-properties style:font-name="Liberation Sans1"/>
    </style:style>
    <style:style style:name="P2" style:family="paragraph" style:parent-style-name="Heading_20_1">
      <style:text-properties style:font-name="Liberation Sans1" officeooo:rsid="0012b8a1" officeooo:paragraph-rsid="0012b8a1"/>
    </style:style>
    <style:style style:name="P3" style:family="paragraph" style:parent-style-name="Heading_20_1">
      <style:text-properties style:font-name="Liberation Sans1" officeooo:rsid="000c3824" officeooo:paragraph-rsid="000c3824"/>
    </style:style>
    <style:style style:name="P4" style:family="paragraph" style:parent-style-name="Heading_20_1">
      <style:text-properties officeooo:rsid="001de59e" officeooo:paragraph-rsid="001de59e"/>
    </style:style>
    <style:style style:name="P5" style:family="paragraph" style:parent-style-name="Heading_20_3">
      <style:text-properties style:font-name="Liberation Sans1" officeooo:rsid="000c3824" officeooo:paragraph-rsid="000c3824"/>
    </style:style>
    <style:style style:name="P6" style:family="paragraph" style:parent-style-name="Heading_20_3">
      <style:text-properties style:font-name="Liberation Sans1" officeooo:rsid="000c3824" officeooo:paragraph-rsid="001fbdc3"/>
    </style:style>
    <style:style style:name="P7" style:family="paragraph" style:parent-style-name="Heading_20_3">
      <style:text-properties officeooo:paragraph-rsid="001fbdc3"/>
    </style:style>
    <style:style style:name="P8" style:family="paragraph" style:parent-style-name="Text_20_body" style:list-style-name="L1">
      <style:text-properties style:font-name="Liberation Sans1" officeooo:paragraph-rsid="0012b8a1"/>
    </style:style>
    <style:style style:name="P9" style:family="paragraph" style:parent-style-name="Text_20_body">
      <style:text-properties style:font-name="Liberation Sans1" officeooo:paragraph-rsid="000f3e78"/>
    </style:style>
    <style:style style:name="P10" style:family="paragraph" style:parent-style-name="Text_20_body" style:list-style-name="L2">
      <style:text-properties style:font-name="Liberation Sans1" officeooo:paragraph-rsid="000f3e78"/>
    </style:style>
    <style:style style:name="P11" style:family="paragraph" style:parent-style-name="Text_20_body">
      <style:text-properties style:font-name="Liberation Sans1" officeooo:rsid="000c3824" officeooo:paragraph-rsid="000c3824"/>
    </style:style>
    <style:style style:name="P12" style:family="paragraph" style:parent-style-name="Text_20_body" style:list-style-name="L3">
      <style:text-properties style:font-name="Liberation Sans1" officeooo:rsid="000c3824" officeooo:paragraph-rsid="000c3824"/>
    </style:style>
    <style:style style:name="P13" style:family="paragraph" style:parent-style-name="Text_20_body" style:list-style-name="L4">
      <style:text-properties style:font-name="Liberation Sans1" officeooo:rsid="000c3824" officeooo:paragraph-rsid="000c3824"/>
    </style:style>
    <style:style style:name="P14" style:family="paragraph" style:parent-style-name="Text_20_body" style:list-style-name="L4">
      <style:paragraph-properties fo:line-height="100%"/>
      <style:text-properties style:font-name="Liberation Sans1" officeooo:rsid="000c3824" officeooo:paragraph-rsid="000c3824"/>
    </style:style>
    <style:style style:name="P15" style:family="paragraph" style:parent-style-name="Text_20_body" style:list-style-name="L3">
      <style:paragraph-properties fo:line-height="100%"/>
      <style:text-properties style:font-name="Liberation Sans1" officeooo:rsid="000c3824" officeooo:paragraph-rsid="000c3824"/>
    </style:style>
    <style:style style:name="P16" style:family="paragraph" style:parent-style-name="Text_20_body">
      <style:text-properties style:font-name="Liberation Sans1" officeooo:paragraph-rsid="000c3824"/>
    </style:style>
    <style:style style:name="P17" style:family="paragraph" style:parent-style-name="Text_20_body" style:list-style-name="L2">
      <style:paragraph-properties fo:line-height="100%"/>
      <style:text-properties style:font-name="Liberation Sans1" officeooo:paragraph-rsid="000f3e78"/>
    </style:style>
    <style:style style:name="P18" style:family="paragraph" style:parent-style-name="Text_20_body" style:list-style-name="L4">
      <style:paragraph-properties fo:line-height="100%"/>
      <style:text-properties style:font-name="Liberation Sans1" officeooo:paragraph-rsid="000c3824"/>
    </style:style>
    <style:style style:name="P19" style:family="paragraph" style:parent-style-name="Text_20_body">
      <style:text-properties style:font-name="Liberation Sans1" officeooo:rsid="0014d840" officeooo:paragraph-rsid="0014d840"/>
    </style:style>
    <style:style style:name="P20" style:family="paragraph" style:parent-style-name="Text_20_body">
      <style:text-properties officeooo:paragraph-rsid="001de59e"/>
    </style:style>
    <style:style style:name="P21" style:family="paragraph" style:parent-style-name="Text_20_body">
      <style:text-properties officeooo:paragraph-rsid="001fbdc3"/>
    </style:style>
    <style:style style:name="T1" style:family="text">
      <style:text-properties style:text-underline-style="solid" style:text-underline-width="auto" style:text-underline-color="font-color" officeooo:rsid="000f842a"/>
    </style:style>
    <style:style style:name="T2" style:family="text">
      <style:text-properties style:text-underline-style="solid" style:text-underline-width="auto" style:text-underline-color="font-color" officeooo:rsid="001c74bf"/>
    </style:style>
    <style:style style:name="T3" style:family="text">
      <style:text-properties officeooo:rsid="000da4a6"/>
    </style:style>
    <style:style style:name="T4" style:family="text">
      <style:text-properties officeooo:rsid="000c3824"/>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190875"/>
    </style:style>
    <style:style style:name="T8" style:family="text">
      <style:text-properties officeooo:rsid="001c74bf"/>
    </style:style>
    <style:style style:name="T9" style:family="text">
      <style:text-properties style:font-name="Liberation Sans1" officeooo:rsid="000c3824"/>
    </style:style>
    <style:style style:name="T10" style:family="text">
      <style:text-properties style:font-name="Liberation Sans1" officeooo:rsid="001fbdc3"/>
    </style:style>
    <style:style style:name="T11" style:family="text">
      <style:text-properties officeooo:rsid="001fbdc3"/>
    </style:style>
    <style:style style:name="T12" style:family="text">
      <style:text-properties officeooo:rsid="00229764"/>
    </style:style>
    <style:style style:name="fr1" style:family="graphic" style:parent-style-name="Formula">
      <style:graphic-properties style:vertical-pos="from-top"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gramme</text:h>
      <text:p text:style-name="P9"><text:span text:style-name="T1">Contenus</text:span><text:span text:style-name="T3"> :</text:span></text:p>
      <text:list xml:id="list3713472127" text:style-name="L2">
        <text:list-item>
          <text:p text:style-name="P17">sécantes à une courbe passant par un point donné ; taux de variation en un point ;</text:p>
        </text:list-item>
        <text:list-item>
          <text:p text:style-name="P17">tangente à une courbe en un point, définie comme position limite des sécantes passant par ce point ;</text:p>
        </text:list-item>
        <text:list-item>
          <text:p text:style-name="P17">nombre dérivé en un point défini comme limite du taux de variation en ce point ;</text:p>
        </text:list-item>
        <text:list-item>
          <text:p text:style-name="P10">équation réduite de la tangente en un point.</text:p>
        </text:list-item>
        <text:list-item>
          <text:p text:style-name="P10">fonction dérivée ;</text:p>
        </text:list-item>
        <text:list-item>
          <text:p text:style-name="P10">fonctions dérivées de :<draw:frame draw:style-name="fr1" draw:name="Objet1" text:anchor-type="as-char" svg:y="-0.547cm" svg:width="1.367cm" svg:height="0.646cm" draw:z-index="0"><draw:object xlink:href="./Object 1" xlink:type="simple" xlink:show="embed" xlink:actuate="onLoad"/><draw:image xlink:href="./ObjectReplacements/Object 1" xlink:type="simple" xlink:show="embed" xlink:actuate="onLoad"/></draw:frame>,<draw:frame draw:style-name="fr1" draw:name="Objet2" text:anchor-type="as-char" svg:y="-0.547cm" svg:width="1.369cm" svg:height="0.646cm" draw:z-index="1"><draw:object xlink:href="./Object 2" xlink:type="simple" xlink:show="embed" xlink:actuate="onLoad"/><draw:image xlink:href="./ObjectReplacements/Object 2" xlink:type="simple" xlink:show="embed" xlink:actuate="onLoad"/></draw:frame>;</text:p>
        </text:list-item>
        <text:list-item>
          <text:p text:style-name="P17">dérivée d’une somme, dérivée de kƒ (k ∈ ℝ), dérivée d’un polynôme de degré inférieur ou égal à 3 ;</text:p>
        </text:list-item>
        <text:list-item>
          <text:p text:style-name="P10">sens de variation d’une fonction, lien avec le signe de la dérivée ;</text:p>
        </text:list-item>
        <text:list-item>
          <text:p text:style-name="P10">tableau de variations, extremums.</text:p>
        </text:list-item>
      </text:list>
      <text:p text:style-name="P11"><text:span text:style-name="T1">Capacités attendues</text:span> :</text:p>
      <text:list xml:id="list1564719984" text:style-name="L3">
        <text:list-item>
          <text:p text:style-name="P15">Interpréter géométriquement le nombre dérivé comme coefficient directeur de la tangente.</text:p>
        </text:list-item>
        <text:list-item>
          <text:p text:style-name="P12">Construire la tangente à une courbe en un point.</text:p>
        </text:list-item>
        <text:list-item>
          <text:p text:style-name="P12">Déterminer l’équation réduite de la tangente à une courbe en un point.</text:p>
        </text:list-item>
        <text:list-item>
          <text:p text:style-name="P15">Calculer la dérivée d’une fonction polynôme de degré inférieur ou égal à trois.</text:p>
        </text:list-item>
        <text:list-item>
          <text:p text:style-name="P15">Déterminer le sens de variation et les extremums d’une fonction polynôme de degré inférieur ou égal à 3.</text:p>
        </text:list-item>
      </text:list>
      <text:p text:style-name="P11"><text:span text:style-name="T2">Commentaire</text:span><text:span text:style-name="T8"> </text:span>:</text:p>
      <text:list xml:id="list4204177053" text:style-name="L4">
        <text:list-item>
          <text:p text:style-name="P14">La notion de nombre dérivé est introduite à l'aide du taux de variation. Le signe de la dérivée constituera ultérieurement l’outil efficace pour étudier les variations d’une fonction. Il convient donc de limiter les calculs de taux de variation à quelques exemples simples, comme celui de la fonction carré entre<draw:frame draw:style-name="fr1" draw:name="Objet4" text:anchor-type="as-char" svg:y="-0.33cm" svg:width="0.624cm" svg:height="0.601cm" draw:z-index="3"><draw:object xlink:href="./Object 4" xlink:type="simple" xlink:show="embed" xlink:actuate="onLoad"/><draw:image xlink:href="./ObjectReplacements/Object 4" xlink:type="simple" xlink:show="embed" xlink:actuate="onLoad"/></draw:frame>et<draw:frame draw:style-name="fr1" draw:name="Objet5" text:anchor-type="as-char" svg:y="-0.33cm" svg:width="0.624cm" svg:height="0.601cm" draw:z-index="4"><draw:object xlink:href="./Object 5" xlink:type="simple" xlink:show="embed" xlink:actuate="onLoad"/><draw:image xlink:href="./ObjectReplacements/Object 5" xlink:type="simple" xlink:show="embed" xlink:actuate="onLoad"/></draw:frame>, qui fournit l’occasion d’utiliser la factorisation de<draw:frame draw:style-name="fr1" draw:name="Objet3" text:anchor-type="as-char" svg:y="-0.547cm" svg:width="1.432cm" svg:height="0.818cm" draw:z-index="2"><draw:object xlink:href="./Object 3" xlink:type="simple" xlink:show="embed" xlink:actuate="onLoad"/><draw:image xlink:href="./ObjectReplacements/Object 3" xlink:type="simple" xlink:show="embed" xlink:actuate="onLoad"/></draw:frame>.</text:p>
        </text:list-item>
        <text:list-item>
          <text:p text:style-name="P13">La notion de nombre dérivé gagne à être illustrée dans des contextes variés :</text:p>
          <text:list>
            <text:list-item>
              <text:p text:style-name="P14">dans le cadre d’un mouvement rectiligne, il est possible d’interpréter le taux de variation de la position du point mobile entre deux instants comme une vitesse moyenne et le nombre dérivé comme une vitesse instantanée ;</text:p>
            </text:list-item>
            <text:list-item>
              <text:p text:style-name="P13"><text:soft-page-break/>dans un cadre économique, le nombre dérivé est relié au coût marginal.</text:p>
            </text:list-item>
          </text:list>
        </text:list-item>
        <text:list-item>
          <text:p text:style-name="P14">À l’aide d’un logiciel de géométrie dynamique, on visualise la position limite des sécantes à une courbe en un point.</text:p>
        </text:list-item>
        <text:list-item>
          <text:p text:style-name="P14">Il est recommandé de ne pas donner la définition formelle de la notion de limite et de s’en tenir à une approche intuitive à partir d’exemples. Le vocabulaire et la notation correspondants sont introduits à l’occasion du travail sur la notion de nombre dérivé.</text:p>
        </text:list-item>
        <text:list-item>
          <text:p text:style-name="P18"><text:span text:style-name="T4">Il est possible de démontrer que la dérivée d’une fonction monotone est de signe constant. La réciproque (admise) s’appuie sur l’interprétation géométrique du nombre dérivé comme coefficient directeur de la tangente.</text:span></text:p>
        </text:list-item>
      </text:list>
      <text:h text:style-name="P4" text:outline-level="1">Remarques vis-à-vis du programme de spécialité :</text:h>
      <text:p text:style-name="P20"/>
      <text:p text:style-name="P20"/>
      <text:p text:style-name="P20"/>
      <text:h text:style-name="P2" text:outline-level="1">Objectif<text:span text:style-name="T7">s</text:span> d’apprentissage</text:h>
      <text:p text:style-name="P19">(note : utiliser un verbe d’<text:span text:style-name="T5">action </text:span><text:span text:style-name="T6">!)</text:span></text:p>
      <text:list xml:id="list928161285" text:style-name="L1">
        <text:list-item>
          <text:p text:style-name="P8"/>
        </text:list-item>
        <text:list-item>
          <text:p text:style-name="P8"/>
        </text:list-item>
        <text:list-item>
          <text:p text:style-name="P8"/>
        </text:list-item>
        <text:list-item>
          <text:p text:style-name="P8"/>
        </text:list-item>
        <text:list-item>
          <text:p text:style-name="P8"/>
        </text:list-item>
      </text:list>
      <text:h text:style-name="P3" text:outline-level="1">Séances</text:h>
      <text:h text:style-name="P5" text:outline-level="3">Séance 1</text:h>
      <text:p text:style-name="P16"/>
      <text:h text:style-name="P6" text:outline-level="3">Séance 2</text:h>
      <text:p text:style-name="P21"><text:span text:style-name="T9"/></text:p>
      <text:h text:style-name="P7" text:outline-level="3"><text:span text:style-name="T9">Séance </text:span><text:span text:style-name="T10">3</text:span></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3pt" fo:language="fr" fo:country="FR"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3pt" fo:language="fr" fo:country="FR"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5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07T11:27:30.454101675</meta:creation-date>
    <meta:generator>LibreOffice/7.3.7.2$Linux_X86_64 LibreOffice_project/30$Build-2</meta:generator>
    <dc:date>2023-01-05T08:32:08.931006730</dc:date>
    <meta:editing-duration>PT18M45S</meta:editing-duration>
    <meta:editing-cycles>27</meta:editing-cycles>
    <meta:document-statistic meta:table-count="0" meta:image-count="0" meta:object-count="5" meta:page-count="2" meta:paragraph-count="37" meta:word-count="437" meta:character-count="2487" meta:non-whitespace-character-count="2108"/>
  </office:meta>
</office:document-meta>
</file>

<file path=Object 1/content.xml><?xml version="1.0" encoding="utf-8"?>
<math xmlns="http://www.w3.org/1998/Math/MathML" display="block">
  <semantics>
    <mrow>
      <mi>x</mi>
      <mi>↦</mi>
      <msup>
        <mi>x</mi>
        <mn>2</mn>
      </msup>
    </mrow>
    <annotation encoding="StarMath 5.0">x ↦ x^2</annotation>
  </semantics>
</math>
</file>

<file path=Object 2/content.xml><?xml version="1.0" encoding="utf-8"?>
<math xmlns="http://www.w3.org/1998/Math/MathML" display="block">
  <semantics>
    <mrow>
      <mi>x</mi>
      <mi>↦</mi>
      <msup>
        <mi>x</mi>
        <mn>3</mn>
      </msup>
    </mrow>
    <annotation encoding="StarMath 5.0">x ↦ x^3</annotation>
  </semantics>
</math>
</file>

<file path=Object 3/content.xml><?xml version="1.0" encoding="utf-8"?>
<math xmlns="http://www.w3.org/1998/Math/MathML" display="block">
  <semantics>
    <mrow>
      <msubsup>
        <mi>x</mi>
        <mn>2</mn>
        <mn>2</mn>
      </msubsup>
      <mo stretchy="false">−</mo>
      <msubsup>
        <mi>x</mi>
        <mn>1</mn>
        <mn>2</mn>
      </msubsup>
    </mrow>
    <annotation encoding="StarMath 5.0">x_2^2 - x_1^2</annotation>
  </semantics>
</math>
</file>

<file path=Object 4/content.xml><?xml version="1.0" encoding="utf-8"?>
<math xmlns="http://www.w3.org/1998/Math/MathML" display="block">
  <semantics>
    <msub>
      <mi>x</mi>
      <mn>1</mn>
    </msub>
    <annotation encoding="StarMath 5.0">x_1</annotation>
  </semantics>
</math>
</file>

<file path=Object 5/content.xml><?xml version="1.0" encoding="utf-8"?>
<math xmlns="http://www.w3.org/1998/Math/MathML" display="block">
  <semantics>
    <msub>
      <mi>x</mi>
      <mn>2</mn>
    </msub>
    <annotation encoding="StarMath 5.0">x_2</annotation>
  </semantics>
</math>
</file>